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36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Napiecie progowe</text:p>
          </table:table-cell>
          <table:table-cell/>
          <table:table-cell office:value-type="string">
            <text:p>1260V</text:p>
          </table:table-cell>
          <table:table-cell office:value-type="float" office:value="6.3">
            <text:p>6,3</text:p>
          </table:table-cell>
          <table:table-cell office:value-type="string">
            <text:p>podziałka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zas – 1000 zliczen</text:p>
          </table:table-cell>
          <table:table-cell/>
          <table:table-cell office:value-type="string">
            <text:p>20s</text:p>
          </table:table-cell>
          <table:table-cell office:value-type="string">
            <text:p>na napieciu</text:p>
          </table:table-cell>
          <table:table-cell office:value-type="string">
            <text:p>1404V</text:p>
          </table:table-cell>
          <table:table-cell office:value-type="float" office:value="7.02">
            <text:p>7,02</text:p>
          </table:table-cell>
          <table:table-cell office:value-type="string">
            <text:p>podziałka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apięcie (helipot)</text:p>
          </table:table-cell>
          <table:table-cell office:value-type="string">
            <text:p>Napięcie [V]</text:p>
          </table:table-cell>
          <table:table-cell office:value-type="string">
            <text:p>Zliczenia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14]*200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string">
            <text:p>20s</text:p>
          </table:table-cell>
          <table:table-cell>
            <draw:frame table:end-cell-address="Arkusz1.N35" table:end-x="0.89cm" table:end-y="0.398cm" draw:z-index="0" draw:style-name="gr1" draw:text-style-name="P1" svg:width="16.003cm" svg:height="9.005cm" svg:x="0.694cm" svg:y="0.398cm">
              <draw:object draw:notify-on-update-of-ranges="Arkusz1.D14:Arkusz1.D32 Arkusz1.E14:Arkusz1.E3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.1">
            <text:p>6,1</text:p>
          </table:table-cell>
          <table:table-cell table:formula="of:=[.C15]*200" office:value-type="float" office:value="1220">
            <text:p>1220</text:p>
          </table:table-cell>
          <table:table-cell office:value-type="float" office:value="0">
            <text:p>0</text:p>
          </table:table-cell>
          <table:table-cell office:value-type="string">
            <text:p>20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.2">
            <text:p>6,2</text:p>
          </table:table-cell>
          <table:table-cell table:formula="of:=[.C16]*200" office:value-type="float" office:value="1240">
            <text:p>1240</text:p>
          </table:table-cell>
          <table:table-cell office:value-type="float" office:value="0">
            <text:p>0</text:p>
          </table:table-cell>
          <table:table-cell office:value-type="string">
            <text:p>20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6.3">
            <text:p>6,3</text:p>
          </table:table-cell>
          <table:table-cell table:formula="of:=[.C17]*200" office:value-type="float" office:value="1260">
            <text:p>1260</text:p>
          </table:table-cell>
          <table:table-cell office:value-type="float" office:value="56">
            <text:p>56</text:p>
          </table:table-cell>
          <table:table-cell office:value-type="string">
            <text:p>20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.4">
            <text:p>6,4</text:p>
          </table:table-cell>
          <table:table-cell table:formula="of:=[.C18]*200" office:value-type="float" office:value="1280">
            <text:p>1280</text:p>
          </table:table-cell>
          <table:table-cell office:value-type="float" office:value="808">
            <text:p>808</text:p>
          </table:table-cell>
          <table:table-cell office:value-type="string">
            <text:p>20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 table:formula="of:=[.C19]*200" office:value-type="float" office:value="1300">
            <text:p>1300</text:p>
          </table:table-cell>
          <table:table-cell office:value-type="float" office:value="857">
            <text:p>857</text:p>
          </table:table-cell>
          <table:table-cell office:value-type="string">
            <text:p>20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6.6">
            <text:p>6,6</text:p>
          </table:table-cell>
          <table:table-cell table:formula="of:=[.C20]*200" office:value-type="float" office:value="1320">
            <text:p>1320</text:p>
          </table:table-cell>
          <table:table-cell office:value-type="float" office:value="900">
            <text:p>900</text:p>
          </table:table-cell>
          <table:table-cell office:value-type="string">
            <text:p>20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.7">
            <text:p>6,7</text:p>
          </table:table-cell>
          <table:table-cell table:formula="of:=[.C21]*200" office:value-type="float" office:value="1340">
            <text:p>1340</text:p>
          </table:table-cell>
          <table:table-cell office:value-type="float" office:value="857">
            <text:p>857</text:p>
          </table:table-cell>
          <table:table-cell office:value-type="string">
            <text:p>20s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6.8">
            <text:p>6,8</text:p>
          </table:table-cell>
          <table:table-cell table:formula="of:=[.C22]*200" office:value-type="float" office:value="1360">
            <text:p>1360</text:p>
          </table:table-cell>
          <table:table-cell office:value-type="float" office:value="891">
            <text:p>891</text:p>
          </table:table-cell>
          <table:table-cell office:value-type="string">
            <text:p>20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6.9">
            <text:p>6,9</text:p>
          </table:table-cell>
          <table:table-cell table:formula="of:=[.C23]*200" office:value-type="float" office:value="1380">
            <text:p>1380</text:p>
          </table:table-cell>
          <table:table-cell office:value-type="float" office:value="866">
            <text:p>866</text:p>
          </table:table-cell>
          <table:table-cell office:value-type="string">
            <text:p>20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[.C24]*200" office:value-type="float" office:value="1400">
            <text:p>1400</text:p>
          </table:table-cell>
          <table:table-cell office:value-type="float" office:value="907">
            <text:p>907</text:p>
          </table:table-cell>
          <table:table-cell office:value-type="string">
            <text:p>20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.1">
            <text:p>7,1</text:p>
          </table:table-cell>
          <table:table-cell table:formula="of:=[.C25]*200" office:value-type="float" office:value="1420">
            <text:p>1420</text:p>
          </table:table-cell>
          <table:table-cell office:value-type="float" office:value="920">
            <text:p>920</text:p>
          </table:table-cell>
          <table:table-cell office:value-type="string">
            <text:p>20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7.2">
            <text:p>7,2</text:p>
          </table:table-cell>
          <table:table-cell table:formula="of:=[.C26]*200" office:value-type="float" office:value="1440">
            <text:p>1440</text:p>
          </table:table-cell>
          <table:table-cell office:value-type="float" office:value="927">
            <text:p>927</text:p>
          </table:table-cell>
          <table:table-cell office:value-type="string">
            <text:p>20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7.3">
            <text:p>7,3</text:p>
          </table:table-cell>
          <table:table-cell table:formula="of:=[.C27]*200" office:value-type="float" office:value="1460">
            <text:p>1460</text:p>
          </table:table-cell>
          <table:table-cell office:value-type="float" office:value="907">
            <text:p>907</text:p>
          </table:table-cell>
          <table:table-cell office:value-type="string">
            <text:p>20s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>
            <text:p>Na biurku dalek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Czas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apiecie</text:p>
          </table:table-cell>
          <table:table-cell office:value-type="float" office:value="6.8">
            <text:p>6,8</text:p>
          </table:table-cell>
          <table:table-cell office:value-type="string">
            <text:p>1360V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Klasy</text:p>
          </table:table-cell>
          <table:table-cell office:value-type="string">
            <text:p>Wyniki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matrix-columns-spanned="1" table:number-matrix-rows-spanned="7" table:formula="of:=FREQUENCY([.C37:.C136];[.F38:.F43])" office:value-type="float" office:value="40">
            <text:p>40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>
            <draw:frame table:end-cell-address="Arkusz1.P63" table:end-x="0.931cm" table:end-y="0.101cm" draw:z-index="1" draw:style-name="gr1" draw:text-style-name="P1" svg:width="16.828cm" svg:height="9.004cm" svg:x="2.168cm" svg:y="0.101cm">
              <draw:object draw:notify-on-update-of-ranges="Arkusz1.G38:Arkusz1.G4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AVERAGE([.C37:.C136])" office:value-type="float" office:value="0.86">
            <text:p>0,86</text:p>
          </table:table-cell>
          <table:table-cell table:number-columns-repeated="5"/>
        </table:table-row>
      </table:table>
      <table:table table:name="II pomiar" table:style-name="ta1" table:print="false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W domku</text:p>
          </table:table-cell>
          <table:table-cell office:value-type="string">
            <text:p>na samym dole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miar</text:p>
          </table:table-cell>
          <table:table-cell office:value-type="string">
            <text:p>Zliczenia bezw</text:p>
          </table:table-cell>
          <table:table-cell office:value-type="string">
            <text:p>zliczenia wzg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[.C9]-[.C8]" office:value-type="float" office:value="6">
            <text:p>6</text:p>
          </table:table-cell>
          <table:table-cell table:number-columns-repeated="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C10]-[.C9]" office:value-type="float" office:value="5">
            <text:p>5</text:p>
          </table:table-cell>
          <table:table-cell table:number-columns-repeated="2"/>
          <table:table-cell office:value-type="string">
            <text:p>Klasy</text:p>
          </table:table-cell>
          <table:table-cell office:value-type="string">
            <text:p>Czest</text:p>
          </table:table-cell>
          <table:table-cell/>
          <table:table-cell>
            <draw:frame table:end-cell-address="'II pomiar'.Q31" table:end-x="1.139cm" table:end-y="0.306cm" draw:z-index="0" draw:style-name="gr1" draw:text-style-name="P1" svg:width="16.003cm" svg:height="9.004cm" svg:x="0.943cm" svg:y="0.317cm">
              <draw:object draw:notify-on-update-of-ranges="'II pomiar'.H11:'II pomiar'.H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formula="of:=[.C11]-[.C10]" office:value-type="float" office:value="9">
            <text:p>9</text:p>
          </table:table-cell>
          <table:table-cell table:number-columns-repeated="2"/>
          <table:table-cell office:value-type="float" office:value="0">
            <text:p>0</text:p>
          </table:table-cell>
          <table:table-cell table:number-matrix-columns-spanned="1" table:number-matrix-rows-spanned="14" table:formula="of:=FREQUENCY([.D8:.D107];[.G11:.G23]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formula="of:=[.C12]-[.C11]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formula="of:=[.C13]-[.C12]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formula="of:=[.C14]-[.C13]"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formula="of:=[.C15]-[.C14]"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table:formula="of:=[.C16]-[.C15]"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table:formula="of:=[.C17]-[.C16]" office:value-type="float" office:value="5">
            <text:p>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table:formula="of:=[.C18]-[.C17]" office:value-type="float" office:value="2">
            <text:p>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table:formula="of:=[.C19]-[.C18]" office:value-type="float" office:value="9">
            <text:p>9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table:formula="of:=[.C20]-[.C19]" office:value-type="float" office:value="10">
            <text:p>1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table:formula="of:=[.C21]-[.C20]" office:value-type="float" office:value="5">
            <text:p>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83">
            <text:p>83</text:p>
          </table:table-cell>
          <table:table-cell table:formula="of:=[.C22]-[.C21]" office:value-type="float" office:value="3">
            <text:p>3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table:formula="of:=[.C23]-[.C22]" office:value-type="float" office:value="2">
            <text:p>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table:formula="of:=[.C24]-[.C23]"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table:formula="of:=[.C25]-[.C24]"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98">
            <text:p>98</text:p>
          </table:table-cell>
          <table:table-cell table:formula="of:=[.C26]-[.C25]"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01">
            <text:p>101</text:p>
          </table:table-cell>
          <table:table-cell table:formula="of:=[.C27]-[.C26]"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06">
            <text:p>106</text:p>
          </table:table-cell>
          <table:table-cell table:formula="of:=[.C28]-[.C27]"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14">
            <text:p>114</text:p>
          </table:table-cell>
          <table:table-cell table:formula="of:=[.C29]-[.C28]"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table:formula="of:=[.C30]-[.C29]"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27">
            <text:p>127</text:p>
          </table:table-cell>
          <table:table-cell table:formula="of:=[.C31]-[.C30]"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29">
            <text:p>129</text:p>
          </table:table-cell>
          <table:table-cell table:formula="of:=[.C32]-[.C31]"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33">
            <text:p>133</text:p>
          </table:table-cell>
          <table:table-cell table:formula="of:=[.C33]-[.C32]" office:value-type="float" office:value="4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38">
            <text:p>138</text:p>
          </table:table-cell>
          <table:table-cell table:formula="of:=[.C34]-[.C33]"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46">
            <text:p>146</text:p>
          </table:table-cell>
          <table:table-cell table:formula="of:=[.C35]-[.C34]"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table:formula="of:=[.C36]-[.C35]"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59">
            <text:p>159</text:p>
          </table:table-cell>
          <table:table-cell table:formula="of:=[.C37]-[.C36]"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62">
            <text:p>162</text:p>
          </table:table-cell>
          <table:table-cell table:formula="of:=[.C38]-[.C37]"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68">
            <text:p>168</text:p>
          </table:table-cell>
          <table:table-cell table:formula="of:=[.C39]-[.C38]"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73">
            <text:p>173</text:p>
          </table:table-cell>
          <table:table-cell table:formula="of:=[.C40]-[.C39]"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77">
            <text:p>177</text:p>
          </table:table-cell>
          <table:table-cell table:formula="of:=[.C41]-[.C40]" office:value-type="float" office:value="4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1">
            <text:p>181</text:p>
          </table:table-cell>
          <table:table-cell table:formula="of:=[.C42]-[.C41]" office:value-type="float" office:value="4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90">
            <text:p>190</text:p>
          </table:table-cell>
          <table:table-cell table:formula="of:=[.C43]-[.C42]" office:value-type="float" office:value="9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92">
            <text:p>192</text:p>
          </table:table-cell>
          <table:table-cell table:formula="of:=[.C44]-[.C43]"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199">
            <text:p>199</text:p>
          </table:table-cell>
          <table:table-cell table:formula="of:=[.C45]-[.C44]"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1">
            <text:p>201</text:p>
          </table:table-cell>
          <table:table-cell table:formula="of:=[.C46]-[.C45]"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4">
            <text:p>204</text:p>
          </table:table-cell>
          <table:table-cell table:formula="of:=[.C47]-[.C46]"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10">
            <text:p>210</text:p>
          </table:table-cell>
          <table:table-cell table:formula="of:=[.C48]-[.C47]"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12">
            <text:p>212</text:p>
          </table:table-cell>
          <table:table-cell table:formula="of:=[.C49]-[.C48]"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14">
            <text:p>214</text:p>
          </table:table-cell>
          <table:table-cell table:formula="of:=[.C50]-[.C49]"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20">
            <text:p>220</text:p>
          </table:table-cell>
          <table:table-cell table:formula="of:=[.C51]-[.C50]"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23">
            <text:p>223</text:p>
          </table:table-cell>
          <table:table-cell table:formula="of:=[.C52]-[.C51]"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25">
            <text:p>225</text:p>
          </table:table-cell>
          <table:table-cell table:formula="of:=[.C53]-[.C52]"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29">
            <text:p>229</text:p>
          </table:table-cell>
          <table:table-cell table:formula="of:=[.C54]-[.C53]" office:value-type="float" office:value="4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36">
            <text:p>236</text:p>
          </table:table-cell>
          <table:table-cell table:formula="of:=[.C55]-[.C54]"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41">
            <text:p>241</text:p>
          </table:table-cell>
          <table:table-cell table:formula="of:=[.C56]-[.C55]"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44">
            <text:p>244</text:p>
          </table:table-cell>
          <table:table-cell table:formula="of:=[.C57]-[.C56]"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248">
            <text:p>248</text:p>
          </table:table-cell>
          <table:table-cell table:formula="of:=[.C58]-[.C57]" office:value-type="float" office:value="4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254">
            <text:p>254</text:p>
          </table:table-cell>
          <table:table-cell table:formula="of:=[.C59]-[.C58]"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259">
            <text:p>259</text:p>
          </table:table-cell>
          <table:table-cell table:formula="of:=[.C60]-[.C59]"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263">
            <text:p>263</text:p>
          </table:table-cell>
          <table:table-cell table:formula="of:=[.C61]-[.C60]" office:value-type="float" office:value="4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265">
            <text:p>265</text:p>
          </table:table-cell>
          <table:table-cell table:formula="of:=[.C62]-[.C61]"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265">
            <text:p>265</text:p>
          </table:table-cell>
          <table:table-cell table:formula="of:=[.C63]-[.C62]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270">
            <text:p>270</text:p>
          </table:table-cell>
          <table:table-cell table:formula="of:=[.C64]-[.C63]"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276">
            <text:p>276</text:p>
          </table:table-cell>
          <table:table-cell table:formula="of:=[.C65]-[.C64]"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280">
            <text:p>280</text:p>
          </table:table-cell>
          <table:table-cell table:formula="of:=[.C66]-[.C65]" office:value-type="float" office:value="4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285">
            <text:p>285</text:p>
          </table:table-cell>
          <table:table-cell table:formula="of:=[.C67]-[.C66]"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295">
            <text:p>295</text:p>
          </table:table-cell>
          <table:table-cell table:formula="of:=[.C68]-[.C67]"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296">
            <text:p>296</text:p>
          </table:table-cell>
          <table:table-cell table:formula="of:=[.C69]-[.C68]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297">
            <text:p>297</text:p>
          </table:table-cell>
          <table:table-cell table:formula="of:=[.C70]-[.C69]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302">
            <text:p>302</text:p>
          </table:table-cell>
          <table:table-cell table:formula="of:=[.C71]-[.C70]"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305">
            <text:p>305</text:p>
          </table:table-cell>
          <table:table-cell table:formula="of:=[.C72]-[.C71]"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308">
            <text:p>308</text:p>
          </table:table-cell>
          <table:table-cell table:formula="of:=[.C73]-[.C72]"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310">
            <text:p>310</text:p>
          </table:table-cell>
          <table:table-cell table:formula="of:=[.C74]-[.C73]"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311">
            <text:p>311</text:p>
          </table:table-cell>
          <table:table-cell table:formula="of:=[.C75]-[.C74]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315">
            <text:p>315</text:p>
          </table:table-cell>
          <table:table-cell table:formula="of:=[.C76]-[.C75]" office:value-type="float" office:value="4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324">
            <text:p>324</text:p>
          </table:table-cell>
          <table:table-cell table:formula="of:=[.C77]-[.C76]" office:value-type="float" office:value="9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328">
            <text:p>328</text:p>
          </table:table-cell>
          <table:table-cell table:formula="of:=[.C78]-[.C77]" office:value-type="float" office:value="4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334">
            <text:p>334</text:p>
          </table:table-cell>
          <table:table-cell table:formula="of:=[.C79]-[.C78]"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337">
            <text:p>337</text:p>
          </table:table-cell>
          <table:table-cell table:formula="of:=[.C80]-[.C79]"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343">
            <text:p>343</text:p>
          </table:table-cell>
          <table:table-cell table:formula="of:=[.C81]-[.C80]"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349">
            <text:p>349</text:p>
          </table:table-cell>
          <table:table-cell table:formula="of:=[.C82]-[.C81]"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353">
            <text:p>353</text:p>
          </table:table-cell>
          <table:table-cell table:formula="of:=[.C83]-[.C82]" office:value-type="float" office:value="4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358">
            <text:p>358</text:p>
          </table:table-cell>
          <table:table-cell table:formula="of:=[.C84]-[.C83]"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363">
            <text:p>363</text:p>
          </table:table-cell>
          <table:table-cell table:formula="of:=[.C85]-[.C84]"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364">
            <text:p>364</text:p>
          </table:table-cell>
          <table:table-cell table:formula="of:=[.C86]-[.C85]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370">
            <text:p>370</text:p>
          </table:table-cell>
          <table:table-cell table:formula="of:=[.C87]-[.C86]"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375">
            <text:p>375</text:p>
          </table:table-cell>
          <table:table-cell table:formula="of:=[.C88]-[.C87]"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379">
            <text:p>379</text:p>
          </table:table-cell>
          <table:table-cell table:formula="of:=[.C89]-[.C88]" office:value-type="float" office:value="4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384">
            <text:p>384</text:p>
          </table:table-cell>
          <table:table-cell table:formula="of:=[.C90]-[.C89]"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393">
            <text:p>393</text:p>
          </table:table-cell>
          <table:table-cell table:formula="of:=[.C91]-[.C90]" office:value-type="float" office:value="9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399">
            <text:p>399</text:p>
          </table:table-cell>
          <table:table-cell table:formula="of:=[.C92]-[.C91]"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405">
            <text:p>405</text:p>
          </table:table-cell>
          <table:table-cell table:formula="of:=[.C93]-[.C92]"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408">
            <text:p>408</text:p>
          </table:table-cell>
          <table:table-cell table:formula="of:=[.C94]-[.C93]"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412">
            <text:p>412</text:p>
          </table:table-cell>
          <table:table-cell table:formula="of:=[.C95]-[.C94]" office:value-type="float" office:value="4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419">
            <text:p>419</text:p>
          </table:table-cell>
          <table:table-cell table:formula="of:=[.C96]-[.C95]"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425">
            <text:p>425</text:p>
          </table:table-cell>
          <table:table-cell table:formula="of:=[.C97]-[.C96]"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430">
            <text:p>430</text:p>
          </table:table-cell>
          <table:table-cell table:formula="of:=[.C98]-[.C97]"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435">
            <text:p>435</text:p>
          </table:table-cell>
          <table:table-cell table:formula="of:=[.C99]-[.C98]"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443">
            <text:p>443</text:p>
          </table:table-cell>
          <table:table-cell table:formula="of:=[.C100]-[.C99]"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451">
            <text:p>451</text:p>
          </table:table-cell>
          <table:table-cell table:formula="of:=[.C101]-[.C100]"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458">
            <text:p>458</text:p>
          </table:table-cell>
          <table:table-cell table:formula="of:=[.C102]-[.C101]"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462">
            <text:p>462</text:p>
          </table:table-cell>
          <table:table-cell table:formula="of:=[.C103]-[.C102]" office:value-type="float" office:value="4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463">
            <text:p>463</text:p>
          </table:table-cell>
          <table:table-cell table:formula="of:=[.C104]-[.C103]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465">
            <text:p>465</text:p>
          </table:table-cell>
          <table:table-cell table:formula="of:=[.C105]-[.C104]"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470">
            <text:p>470</text:p>
          </table:table-cell>
          <table:table-cell table:formula="of:=[.C106]-[.C105]"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475">
            <text:p>475</text:p>
          </table:table-cell>
          <table:table-cell table:formula="of:=[.C107]-[.C106]" office:value-type="float" office:value="5">
            <text:p>5</text:p>
          </table:table-cell>
          <table:table-cell table:number-columns-repeated="6"/>
        </table:table-row>
      </table:table>
      <table:table table:name="Srebro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-0</text:p>
          </table:table-cell>
          <table:table-cell table:style-name="ce1" office:value-type="time" office:time-value="PT15H18M00S">
            <text:p>15:18:0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zas [s]</text:p>
          </table:table-cell>
          <table:table-cell office:value-type="string">
            <text:p>Zliczenia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973">
            <text:p>1973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533">
            <text:p>1533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1394">
            <text:p>1394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204">
            <text:p>1204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949">
            <text:p>949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929">
            <text:p>929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695">
            <text:p>695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614">
            <text:p>614</text:p>
          </table:table-cell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office:value-type="float" office:value="547">
            <text:p>547</text:p>
          </table:table-cell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number-columns-repeated="2"/>
          <table:table-cell office:value-type="float" office:value="102">
            <text:p>102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table:number-columns-repeated="2"/>
          <table:table-cell office:value-type="float" office:value="108">
            <text:p>10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table:number-columns-repeated="2"/>
          <table:table-cell office:value-type="float" office:value="114">
            <text:p>114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table:number-columns-repeated="2"/>
          <table:table-cell office:value-type="float" office:value="126">
            <text:p>126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table:number-columns-repeated="2"/>
          <table:table-cell office:value-type="float" office:value="132">
            <text:p>132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table:number-columns-repeated="2"/>
          <table:table-cell office:value-type="float" office:value="138">
            <text:p>138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table:number-columns-repeated="2"/>
          <table:table-cell office:value-type="float" office:value="144">
            <text:p>144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table:number-columns-repeated="2"/>
          <table:table-cell office:value-type="float" office:value="156">
            <text:p>156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table:number-columns-repeated="2"/>
          <table:table-cell office:value-type="float" office:value="162">
            <text:p>162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table:number-columns-repeated="2"/>
          <table:table-cell office:value-type="float" office:value="168">
            <text:p>168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table:number-columns-repeated="2"/>
          <table:table-cell office:value-type="float" office:value="174">
            <text:p>174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table:number-columns-repeated="2"/>
          <table:table-cell office:value-type="float" office:value="186">
            <text:p>186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table:number-columns-repeated="2"/>
          <table:table-cell office:value-type="float" office:value="192">
            <text:p>192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table:number-columns-repeated="2"/>
          <table:table-cell office:value-type="float" office:value="198">
            <text:p>198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table:number-columns-repeated="2"/>
          <table:table-cell office:value-type="float" office:value="204">
            <text:p>204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table:number-columns-repeated="2"/>
          <table:table-cell office:value-type="float" office:value="210">
            <text:p>21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table:number-columns-repeated="2"/>
          <table:table-cell office:value-type="float" office:value="216">
            <text:p>216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table:number-columns-repeated="2"/>
          <table:table-cell office:value-type="float" office:value="222">
            <text:p>222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table:number-columns-repeated="2"/>
          <table:table-cell office:value-type="float" office:value="228">
            <text:p>22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table:number-columns-repeated="2"/>
          <table:table-cell office:value-type="float" office:value="234">
            <text:p>234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table:number-columns-repeated="2"/>
          <table:table-cell office:value-type="float" office:value="240">
            <text:p>24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table:number-columns-repeated="2"/>
          <table:table-cell office:value-type="float" office:value="246">
            <text:p>246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table:number-columns-repeated="2"/>
          <table:table-cell office:value-type="float" office:value="252">
            <text:p>252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table:number-columns-repeated="2"/>
          <table:table-cell office:value-type="float" office:value="258">
            <text:p>258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table:number-columns-repeated="2"/>
          <table:table-cell office:value-type="float" office:value="264">
            <text:p>264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table:number-columns-repeated="2"/>
          <table:table-cell office:value-type="float" office:value="270">
            <text:p>27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table:number-columns-repeated="2"/>
          <table:table-cell office:value-type="float" office:value="276">
            <text:p>276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table:number-columns-repeated="2"/>
          <table:table-cell office:value-type="float" office:value="282">
            <text:p>282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table:number-columns-repeated="2"/>
          <table:table-cell office:value-type="float" office:value="288">
            <text:p>28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table:number-columns-repeated="2"/>
          <table:table-cell office:value-type="float" office:value="294">
            <text:p>294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table:number-columns-repeated="2"/>
          <table:table-cell office:value-type="float" office:value="306">
            <text:p>306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table:number-columns-repeated="2"/>
          <table:table-cell office:value-type="float" office:value="312">
            <text:p>312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table:number-columns-repeated="2"/>
          <table:table-cell office:value-type="float" office:value="318">
            <text:p>318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table:number-columns-repeated="2"/>
          <table:table-cell office:value-type="float" office:value="324">
            <text:p>324</text:p>
          </table:table-cell>
          <table:table-cell office:value-type="float" office:value="99">
            <text:p>99</text:p>
          </table:table-cell>
        </table:table-row>
        <table:table-row table:style-name="ro1">
          <table:table-cell table:number-columns-repeated="2"/>
          <table:table-cell office:value-type="float" office:value="330">
            <text:p>33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table:number-columns-repeated="2"/>
          <table:table-cell office:value-type="float" office:value="336">
            <text:p>336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table:number-columns-repeated="2"/>
          <table:table-cell office:value-type="float" office:value="342">
            <text:p>342</text:p>
          </table:table-cell>
          <table:table-cell office:value-type="float" office:value="86">
            <text:p>86</text:p>
          </table:table-cell>
        </table:table-row>
        <table:table-row table:style-name="ro1">
          <table:table-cell table:number-columns-repeated="2"/>
          <table:table-cell office:value-type="float" office:value="348">
            <text:p>348</text:p>
          </table:table-cell>
          <table:table-cell office:value-type="float" office:value="91">
            <text:p>91</text:p>
          </table:table-cell>
        </table:table-row>
        <table:table-row table:style-name="ro1">
          <table:table-cell table:number-columns-repeated="2"/>
          <table:table-cell office:value-type="float" office:value="354">
            <text:p>354</text:p>
          </table:table-cell>
          <table:table-cell office:value-type="float" office:value="94">
            <text:p>94</text:p>
          </table:table-cell>
        </table:table-row>
        <table:table-row table:style-name="ro1">
          <table:table-cell table:number-columns-repeated="2"/>
          <table:table-cell office:value-type="float" office:value="360">
            <text:p>360</text:p>
          </table:table-cell>
          <table:table-cell office:value-type="float" office:value="82">
            <text:p>82</text:p>
          </table:table-cell>
        </table:table-row>
        <table:table-row table:style-name="ro1">
          <table:table-cell table:number-columns-repeated="2"/>
          <table:table-cell office:value-type="float" office:value="366">
            <text:p>366</text:p>
          </table:table-cell>
          <table:table-cell office:value-type="float" office:value="83">
            <text:p>83</text:p>
          </table:table-cell>
        </table:table-row>
        <table:table-row table:style-name="ro1">
          <table:table-cell table:number-columns-repeated="2"/>
          <table:table-cell office:value-type="float" office:value="372">
            <text:p>372</text:p>
          </table:table-cell>
          <table:table-cell office:value-type="float" office:value="81">
            <text:p>81</text:p>
          </table:table-cell>
        </table:table-row>
        <table:table-row table:style-name="ro1">
          <table:table-cell table:number-columns-repeated="2"/>
          <table:table-cell office:value-type="float" office:value="378">
            <text:p>378</text:p>
          </table:table-cell>
          <table:table-cell office:value-type="float" office:value="82">
            <text:p>82</text:p>
          </table:table-cell>
        </table:table-row>
        <table:table-row table:style-name="ro1">
          <table:table-cell table:number-columns-repeated="2"/>
          <table:table-cell office:value-type="float" office:value="384">
            <text:p>38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number-columns-repeated="2"/>
          <table:table-cell office:value-type="float" office:value="390">
            <text:p>390</text:p>
          </table:table-cell>
          <table:table-cell office:value-type="float" office:value="81">
            <text:p>81</text:p>
          </table:table-cell>
        </table:table-row>
        <table:table-row table:style-name="ro1">
          <table:table-cell table:number-columns-repeated="2"/>
          <table:table-cell office:value-type="float" office:value="396">
            <text:p>396</text:p>
          </table:table-cell>
          <table:table-cell office:value-type="float" office:value="72">
            <text:p>72</text:p>
          </table:table-cell>
        </table:table-row>
        <table:table-row table:style-name="ro1">
          <table:table-cell table:number-columns-repeated="2"/>
          <table:table-cell office:value-type="float" office:value="402">
            <text:p>402</text:p>
          </table:table-cell>
          <table:table-cell office:value-type="float" office:value="79">
            <text:p>79</text:p>
          </table:table-cell>
        </table:table-row>
        <table:table-row table:style-name="ro1">
          <table:table-cell table:number-columns-repeated="2"/>
          <table:table-cell office:value-type="float" office:value="408">
            <text:p>40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2"/>
          <table:table-cell office:value-type="float" office:value="414">
            <text:p>414</text:p>
          </table:table-cell>
          <table:table-cell office:value-type="float" office:value="82">
            <text:p>82</text:p>
          </table:table-cell>
        </table:table-row>
        <table:table-row table:style-name="ro1">
          <table:table-cell table:number-columns-repeated="2"/>
          <table:table-cell office:value-type="float" office:value="420">
            <text:p>42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table:number-columns-repeated="2"/>
          <table:table-cell office:value-type="float" office:value="426">
            <text:p>426</text:p>
          </table:table-cell>
          <table:table-cell office:value-type="float" office:value="74">
            <text:p>74</text:p>
          </table:table-cell>
        </table:table-row>
        <table:table-row table:style-name="ro1">
          <table:table-cell table:number-columns-repeated="2"/>
          <table:table-cell office:value-type="float" office:value="432">
            <text:p>432</text:p>
          </table:table-cell>
          <table:table-cell office:value-type="float" office:value="72">
            <text:p>72</text:p>
          </table:table-cell>
        </table:table-row>
        <table:table-row table:style-name="ro1">
          <table:table-cell table:number-columns-repeated="2"/>
          <table:table-cell office:value-type="float" office:value="438">
            <text:p>43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2"/>
          <table:table-cell office:value-type="float" office:value="444">
            <text:p>44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table:number-columns-repeated="2"/>
          <table:table-cell office:value-type="float" office:value="450">
            <text:p>45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table:number-columns-repeated="2"/>
          <table:table-cell office:value-type="float" office:value="456">
            <text:p>45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2"/>
          <table:table-cell office:value-type="float" office:value="462">
            <text:p>46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table:number-columns-repeated="2"/>
          <table:table-cell office:value-type="float" office:value="468">
            <text:p>46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2"/>
          <table:table-cell office:value-type="float" office:value="474">
            <text:p>47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table:number-columns-repeated="2"/>
          <table:table-cell office:value-type="float" office:value="480">
            <text:p>48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2"/>
          <table:table-cell office:value-type="float" office:value="486">
            <text:p>48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number-columns-repeated="2"/>
          <table:table-cell office:value-type="float" office:value="492">
            <text:p>49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table:number-columns-repeated="2"/>
          <table:table-cell office:value-type="float" office:value="498">
            <text:p>49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2"/>
          <table:table-cell office:value-type="float" office:value="504">
            <text:p>50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2"/>
          <table:table-cell office:value-type="float" office:value="510">
            <text:p>51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2"/>
          <table:table-cell office:value-type="float" office:value="516">
            <text:p>51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2"/>
          <table:table-cell office:value-type="float" office:value="522">
            <text:p>52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2"/>
          <table:table-cell office:value-type="float" office:value="528">
            <text:p>5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2"/>
          <table:table-cell office:value-type="float" office:value="534">
            <text:p>53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2"/>
          <table:table-cell office:value-type="float" office:value="540">
            <text:p>54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2"/>
          <table:table-cell office:value-type="float" office:value="546">
            <text:p>54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2"/>
          <table:table-cell office:value-type="float" office:value="552">
            <text:p>55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2"/>
          <table:table-cell office:value-type="float" office:value="558">
            <text:p>55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2"/>
          <table:table-cell office:value-type="float" office:value="564">
            <text:p>56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2"/>
          <table:table-cell office:value-type="float" office:value="570">
            <text:p>57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2"/>
          <table:table-cell office:value-type="float" office:value="576">
            <text:p>57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2"/>
          <table:table-cell office:value-type="float" office:value="582">
            <text:p>5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number-columns-repeated="2"/>
          <table:table-cell office:value-type="float" office:value="588">
            <text:p>58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2"/>
          <table:table-cell office:value-type="float" office:value="594">
            <text:p>59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2"/>
          <table:table-cell office:value-type="float" office:value="600">
            <text:p>60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2"/>
          <table:table-cell office:value-type="float" office:value="606">
            <text:p>60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2"/>
          <table:table-cell office:value-type="float" office:value="612">
            <text:p>61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2"/>
          <table:table-cell office:value-type="float" office:value="618">
            <text:p>61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2"/>
          <table:table-cell office:value-type="float" office:value="624">
            <text:p>62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number-columns-repeated="2"/>
          <table:table-cell office:value-type="float" office:value="630">
            <text:p>63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2"/>
          <table:table-cell office:value-type="float" office:value="636">
            <text:p>63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2"/>
          <table:table-cell office:value-type="float" office:value="642">
            <text:p>64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2"/>
          <table:table-cell office:value-type="float" office:value="654">
            <text:p>6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2"/>
          <table:table-cell office:value-type="float" office:value="660">
            <text:p>6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number-columns-repeated="2"/>
          <table:table-cell office:value-type="float" office:value="666">
            <text:p>66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2"/>
          <table:table-cell office:value-type="float" office:value="672">
            <text:p>67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office:value-type="float" office:value="678">
            <text:p>6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2"/>
          <table:table-cell office:value-type="float" office:value="684">
            <text:p>68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office:value-type="float" office:value="690">
            <text:p>69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office:value-type="float" office:value="696">
            <text:p>69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float" office:value="702">
            <text:p>70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office:value-type="float" office:value="708">
            <text:p>70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float" office:value="714">
            <text:p>7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2"/>
          <table:table-cell office:value-type="float" office:value="720">
            <text:p>72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float" office:value="726">
            <text:p>72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2"/>
          <table:table-cell office:value-type="float" office:value="732">
            <text:p>73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2"/>
          <table:table-cell office:value-type="float" office:value="738">
            <text:p>73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float" office:value="744">
            <text:p>74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float" office:value="750">
            <text:p>75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</table:table-row>
      </table:table>
      <table:table table:name="III pomiar" table:style-name="ta1" table:print="false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Liczba</text:p>
          </table:table-cell>
          <table:table-cell office:value-type="string">
            <text:p>Zliczen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55">
            <text:p>5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541">
            <text:p>541</text:p>
          </table:table-cell>
          <table:table-cell/>
          <table:table-cell office:value-type="string">
            <text:p>Min</text:p>
          </table:table-cell>
          <table:table-cell table:formula="of:=MIN([.D4:.D203])" office:value-type="float" office:value="503">
            <text:p>5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540">
            <text:p>540</text:p>
          </table:table-cell>
          <table:table-cell/>
          <table:table-cell office:value-type="string">
            <text:p>Max</text:p>
          </table:table-cell>
          <table:table-cell table:formula="of:=MAX([.D4:.D203])" office:value-type="float" office:value="612">
            <text:p>6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538">
            <text:p>538</text:p>
          </table:table-cell>
          <table:table-cell table:number-columns-repeated="2"/>
          <table:table-cell office:value-type="string">
            <text:p>KLASY</text:p>
          </table:table-cell>
          <table:table-cell office:value-type="string">
            <text:p>WYNIK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612">
            <text:p>612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matrix-columns-spanned="1" table:number-matrix-rows-spanned="25" table:formula="of:=FREQUENCY([.D4:.D203];[.G8:.G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515">
            <text:p>515</text:p>
          </table:table-cell>
          <table:table-cell table:number-columns-repeated="2"/>
          <table:table-cell office:value-type="float" office:value="505">
            <text:p>50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527">
            <text:p>527</text:p>
          </table:table-cell>
          <table:table-cell table:number-columns-repeated="2"/>
          <table:table-cell office:value-type="float" office:value="510">
            <text:p>51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535">
            <text:p>535</text:p>
          </table:table-cell>
          <table:table-cell table:number-columns-repeated="2"/>
          <table:table-cell office:value-type="float" office:value="515">
            <text:p>51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544">
            <text:p>544</text:p>
          </table:table-cell>
          <table:table-cell table:number-columns-repeated="2"/>
          <table:table-cell office:value-type="float" office:value="520">
            <text:p>520</text:p>
          </table:table-cell>
          <table:table-cell office:value-type="float" office:value="6">
            <text:p>6</text:p>
          </table:table-cell>
          <table:table-cell/>
          <table:table-cell>
            <draw:frame table:end-cell-address="'III pomiar'.Q33" table:end-x="1.353cm" table:end-y="0.085cm" draw:z-index="0" draw:style-name="gr1" draw:text-style-name="P1" svg:width="15.999cm" svg:height="8.999cm" svg:x="1.161cm" svg:y="0.09cm">
              <draw:object draw:notify-on-update-of-ranges="'III pomiar'.H8:'III pomiar'.H3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float" office:value="525">
            <text:p>525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554">
            <text:p>554</text:p>
          </table:table-cell>
          <table:table-cell table:number-columns-repeated="2"/>
          <table:table-cell office:value-type="float" office:value="530">
            <text:p>530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538">
            <text:p>538</text:p>
          </table:table-cell>
          <table:table-cell table:number-columns-repeated="2"/>
          <table:table-cell office:value-type="float" office:value="535">
            <text:p>535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569">
            <text:p>569</text:p>
          </table:table-cell>
          <table:table-cell table:number-columns-repeated="2"/>
          <table:table-cell office:value-type="float" office:value="540">
            <text:p>540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569">
            <text:p>569</text:p>
          </table:table-cell>
          <table:table-cell table:number-columns-repeated="2"/>
          <table:table-cell office:value-type="float" office:value="545">
            <text:p>545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561">
            <text:p>561</text:p>
          </table:table-cell>
          <table:table-cell table:number-columns-repeated="2"/>
          <table:table-cell office:value-type="float" office:value="550">
            <text:p>550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540">
            <text:p>540</text:p>
          </table:table-cell>
          <table:table-cell table:number-columns-repeated="2"/>
          <table:table-cell office:value-type="float" office:value="555">
            <text:p>55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535">
            <text:p>535</text:p>
          </table:table-cell>
          <table:table-cell table:number-columns-repeated="2"/>
          <table:table-cell office:value-type="float" office:value="560">
            <text:p>56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521">
            <text:p>521</text:p>
          </table:table-cell>
          <table:table-cell table:number-columns-repeated="2"/>
          <table:table-cell office:value-type="float" office:value="565">
            <text:p>565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554">
            <text:p>554</text:p>
          </table:table-cell>
          <table:table-cell table:number-columns-repeated="2"/>
          <table:table-cell office:value-type="float" office:value="570">
            <text:p>57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538">
            <text:p>538</text:p>
          </table:table-cell>
          <table:table-cell table:number-columns-repeated="2"/>
          <table:table-cell office:value-type="float" office:value="575">
            <text:p>57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578">
            <text:p>578</text:p>
          </table:table-cell>
          <table:table-cell table:number-columns-repeated="2"/>
          <table:table-cell office:value-type="float" office:value="580">
            <text:p>58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558">
            <text:p>558</text:p>
          </table:table-cell>
          <table:table-cell table:number-columns-repeated="2"/>
          <table:table-cell office:value-type="float" office:value="585">
            <text:p>58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597">
            <text:p>597</text:p>
          </table:table-cell>
          <table:table-cell table:number-columns-repeated="2"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float" office:value="595">
            <text:p>59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535">
            <text:p>535</text:p>
          </table:table-cell>
          <table:table-cell table:number-columns-repeated="2"/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583">
            <text:p>583</text:p>
          </table:table-cell>
          <table:table-cell table:number-columns-repeated="2"/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528">
            <text:p>528</text:p>
          </table:table-cell>
          <table:table-cell table:number-columns-repeated="2"/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536">
            <text:p>536</text:p>
          </table:table-cell>
          <table:table-cell table:number-columns-repeated="2"/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567">
            <text:p>56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524">
            <text:p>5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519">
            <text:p>5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562">
            <text:p>5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560">
            <text:p>56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548">
            <text:p>5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550">
            <text:p>5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555">
            <text:p>5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546">
            <text:p>5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503">
            <text:p>5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572">
            <text:p>5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515">
            <text:p>5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536">
            <text:p>5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539">
            <text:p>5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531">
            <text:p>5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543">
            <text:p>5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529">
            <text:p>5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548">
            <text:p>5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539">
            <text:p>5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574">
            <text:p>5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544">
            <text:p>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533">
            <text:p>5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568">
            <text:p>5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float" office:value="558">
            <text:p>5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587">
            <text:p>5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559">
            <text:p>55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521">
            <text:p>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520">
            <text:p>5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536">
            <text:p>5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568">
            <text:p>5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float" office:value="538">
            <text:p>5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532">
            <text:p>5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float" office:value="538">
            <text:p>5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570">
            <text:p>57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office:value-type="float" office:value="541">
            <text:p>5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office:value-type="float" office:value="563">
            <text:p>5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office:value-type="float" office:value="551">
            <text:p>5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office:value-type="float" office:value="535">
            <text:p>5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office:value-type="float" office:value="537">
            <text:p>5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office:value-type="float" office:value="525">
            <text:p>5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office:value-type="float" office:value="524">
            <text:p>5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office:value-type="float" office:value="561">
            <text:p>56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office:value-type="float" office:value="541">
            <text:p>5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office:value-type="float" office:value="544">
            <text:p>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office:value-type="float" office:value="540">
            <text:p>5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office:value-type="float" office:value="549">
            <text:p>5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office:value-type="float" office:value="521">
            <text:p>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office:value-type="float" office:value="527">
            <text:p>5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office:value-type="float" office:value="529">
            <text:p>5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office:value-type="float" office:value="537">
            <text:p>5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office:value-type="float" office:value="564">
            <text:p>5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office:value-type="float" office:value="528">
            <text:p>5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office:value-type="float" office:value="520">
            <text:p>5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office:value-type="float" office:value="507">
            <text:p>5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office:value-type="float" office:value="557">
            <text:p>5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office:value-type="float" office:value="564">
            <text:p>5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 office:value-type="float" office:value="544">
            <text:p>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7">
            <text:p>87</text:p>
          </table:table-cell>
          <table:table-cell office:value-type="float" office:value="525">
            <text:p>5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 office:value-type="float" office:value="530">
            <text:p>5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 office:value-type="float" office:value="555">
            <text:p>5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float" office:value="544">
            <text:p>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office:value-type="float" office:value="565">
            <text:p>5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2">
            <text:p>92</text:p>
          </table:table-cell>
          <table:table-cell office:value-type="float" office:value="557">
            <text:p>5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3">
            <text:p>93</text:p>
          </table:table-cell>
          <table:table-cell office:value-type="float" office:value="542">
            <text:p>5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4">
            <text:p>94</text:p>
          </table:table-cell>
          <table:table-cell office:value-type="float" office:value="551">
            <text:p>5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office:value-type="float" office:value="565">
            <text:p>5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office:value-type="float" office:value="539">
            <text:p>5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office:value-type="float" office:value="526">
            <text:p>5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office:value-type="float" office:value="514">
            <text:p>5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office:value-type="float" office:value="551">
            <text:p>5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540">
            <text:p>5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1">
            <text:p>101</text:p>
          </table:table-cell>
          <table:table-cell office:value-type="float" office:value="545">
            <text:p>5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2">
            <text:p>102</text:p>
          </table:table-cell>
          <table:table-cell office:value-type="float" office:value="535">
            <text:p>5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3">
            <text:p>103</text:p>
          </table:table-cell>
          <table:table-cell office:value-type="float" office:value="532">
            <text:p>5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4">
            <text:p>104</text:p>
          </table:table-cell>
          <table:table-cell office:value-type="float" office:value="568">
            <text:p>5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5">
            <text:p>105</text:p>
          </table:table-cell>
          <table:table-cell office:value-type="float" office:value="550">
            <text:p>5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6">
            <text:p>106</text:p>
          </table:table-cell>
          <table:table-cell office:value-type="float" office:value="521">
            <text:p>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7">
            <text:p>107</text:p>
          </table:table-cell>
          <table:table-cell office:value-type="float" office:value="539">
            <text:p>5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8">
            <text:p>108</text:p>
          </table:table-cell>
          <table:table-cell office:value-type="float" office:value="538">
            <text:p>5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9">
            <text:p>109</text:p>
          </table:table-cell>
          <table:table-cell office:value-type="float" office:value="534">
            <text:p>5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0">
            <text:p>110</text:p>
          </table:table-cell>
          <table:table-cell office:value-type="float" office:value="538">
            <text:p>5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1">
            <text:p>111</text:p>
          </table:table-cell>
          <table:table-cell office:value-type="float" office:value="513">
            <text:p>5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2">
            <text:p>112</text:p>
          </table:table-cell>
          <table:table-cell office:value-type="float" office:value="545">
            <text:p>5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3">
            <text:p>113</text:p>
          </table:table-cell>
          <table:table-cell office:value-type="float" office:value="523">
            <text:p>5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4">
            <text:p>114</text:p>
          </table:table-cell>
          <table:table-cell office:value-type="float" office:value="543">
            <text:p>5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5">
            <text:p>115</text:p>
          </table:table-cell>
          <table:table-cell office:value-type="float" office:value="528">
            <text:p>5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6">
            <text:p>116</text:p>
          </table:table-cell>
          <table:table-cell office:value-type="float" office:value="526">
            <text:p>5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7">
            <text:p>117</text:p>
          </table:table-cell>
          <table:table-cell office:value-type="float" office:value="548">
            <text:p>5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8">
            <text:p>118</text:p>
          </table:table-cell>
          <table:table-cell office:value-type="float" office:value="545">
            <text:p>5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9">
            <text:p>119</text:p>
          </table:table-cell>
          <table:table-cell office:value-type="float" office:value="554">
            <text:p>5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530">
            <text:p>5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536">
            <text:p>5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office:value-type="float" office:value="551">
            <text:p>5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3">
            <text:p>123</text:p>
          </table:table-cell>
          <table:table-cell office:value-type="float" office:value="526">
            <text:p>5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4">
            <text:p>124</text:p>
          </table:table-cell>
          <table:table-cell office:value-type="float" office:value="529">
            <text:p>5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532">
            <text:p>5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6">
            <text:p>126</text:p>
          </table:table-cell>
          <table:table-cell office:value-type="float" office:value="567">
            <text:p>56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7">
            <text:p>127</text:p>
          </table:table-cell>
          <table:table-cell office:value-type="float" office:value="541">
            <text:p>5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8">
            <text:p>128</text:p>
          </table:table-cell>
          <table:table-cell office:value-type="float" office:value="544">
            <text:p>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office:value-type="float" office:value="528">
            <text:p>5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0">
            <text:p>130</text:p>
          </table:table-cell>
          <table:table-cell office:value-type="float" office:value="534">
            <text:p>5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1">
            <text:p>131</text:p>
          </table:table-cell>
          <table:table-cell office:value-type="float" office:value="540">
            <text:p>5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2">
            <text:p>132</text:p>
          </table:table-cell>
          <table:table-cell office:value-type="float" office:value="546">
            <text:p>5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3">
            <text:p>133</text:p>
          </table:table-cell>
          <table:table-cell office:value-type="float" office:value="560">
            <text:p>56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4">
            <text:p>134</text:p>
          </table:table-cell>
          <table:table-cell office:value-type="float" office:value="578">
            <text:p>5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5">
            <text:p>135</text:p>
          </table:table-cell>
          <table:table-cell office:value-type="float" office:value="571">
            <text:p>5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6">
            <text:p>136</text:p>
          </table:table-cell>
          <table:table-cell office:value-type="float" office:value="548">
            <text:p>5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7">
            <text:p>137</text:p>
          </table:table-cell>
          <table:table-cell office:value-type="float" office:value="536">
            <text:p>5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8">
            <text:p>138</text:p>
          </table:table-cell>
          <table:table-cell office:value-type="float" office:value="568">
            <text:p>5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9">
            <text:p>139</text:p>
          </table:table-cell>
          <table:table-cell office:value-type="float" office:value="531">
            <text:p>5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0">
            <text:p>140</text:p>
          </table:table-cell>
          <table:table-cell office:value-type="float" office:value="535">
            <text:p>5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1">
            <text:p>141</text:p>
          </table:table-cell>
          <table:table-cell office:value-type="float" office:value="523">
            <text:p>5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2">
            <text:p>142</text:p>
          </table:table-cell>
          <table:table-cell office:value-type="float" office:value="536">
            <text:p>5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3">
            <text:p>143</text:p>
          </table:table-cell>
          <table:table-cell office:value-type="float" office:value="521">
            <text:p>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4">
            <text:p>144</text:p>
          </table:table-cell>
          <table:table-cell office:value-type="float" office:value="532">
            <text:p>5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5">
            <text:p>145</text:p>
          </table:table-cell>
          <table:table-cell office:value-type="float" office:value="523">
            <text:p>5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6">
            <text:p>146</text:p>
          </table:table-cell>
          <table:table-cell office:value-type="float" office:value="557">
            <text:p>5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7">
            <text:p>147</text:p>
          </table:table-cell>
          <table:table-cell office:value-type="float" office:value="557">
            <text:p>5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8">
            <text:p>148</text:p>
          </table:table-cell>
          <table:table-cell office:value-type="float" office:value="527">
            <text:p>5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9">
            <text:p>149</text:p>
          </table:table-cell>
          <table:table-cell office:value-type="float" office:value="507">
            <text:p>5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521">
            <text:p>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1">
            <text:p>151</text:p>
          </table:table-cell>
          <table:table-cell office:value-type="float" office:value="541">
            <text:p>5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2">
            <text:p>152</text:p>
          </table:table-cell>
          <table:table-cell office:value-type="float" office:value="539">
            <text:p>5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3">
            <text:p>153</text:p>
          </table:table-cell>
          <table:table-cell office:value-type="float" office:value="573">
            <text:p>5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4">
            <text:p>154</text:p>
          </table:table-cell>
          <table:table-cell office:value-type="float" office:value="527">
            <text:p>5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office:value-type="float" office:value="563">
            <text:p>5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6">
            <text:p>156</text:p>
          </table:table-cell>
          <table:table-cell office:value-type="float" office:value="563">
            <text:p>5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7">
            <text:p>157</text:p>
          </table:table-cell>
          <table:table-cell office:value-type="float" office:value="558">
            <text:p>5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8">
            <text:p>158</text:p>
          </table:table-cell>
          <table:table-cell office:value-type="float" office:value="545">
            <text:p>5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9">
            <text:p>159</text:p>
          </table:table-cell>
          <table:table-cell office:value-type="float" office:value="530">
            <text:p>5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0">
            <text:p>160</text:p>
          </table:table-cell>
          <table:table-cell office:value-type="float" office:value="535">
            <text:p>5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1">
            <text:p>161</text:p>
          </table:table-cell>
          <table:table-cell office:value-type="float" office:value="571">
            <text:p>5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2">
            <text:p>162</text:p>
          </table:table-cell>
          <table:table-cell office:value-type="float" office:value="543">
            <text:p>5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3">
            <text:p>163</text:p>
          </table:table-cell>
          <table:table-cell office:value-type="float" office:value="547">
            <text:p>5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4">
            <text:p>164</text:p>
          </table:table-cell>
          <table:table-cell office:value-type="float" office:value="518">
            <text:p>5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5">
            <text:p>165</text:p>
          </table:table-cell>
          <table:table-cell office:value-type="float" office:value="533">
            <text:p>5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6">
            <text:p>166</text:p>
          </table:table-cell>
          <table:table-cell office:value-type="float" office:value="518">
            <text:p>5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7">
            <text:p>167</text:p>
          </table:table-cell>
          <table:table-cell office:value-type="float" office:value="546">
            <text:p>5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8">
            <text:p>168</text:p>
          </table:table-cell>
          <table:table-cell office:value-type="float" office:value="513">
            <text:p>5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9">
            <text:p>169</text:p>
          </table:table-cell>
          <table:table-cell office:value-type="float" office:value="555">
            <text:p>5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0">
            <text:p>170</text:p>
          </table:table-cell>
          <table:table-cell office:value-type="float" office:value="512">
            <text:p>5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1">
            <text:p>171</text:p>
          </table:table-cell>
          <table:table-cell office:value-type="float" office:value="549">
            <text:p>5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2">
            <text:p>172</text:p>
          </table:table-cell>
          <table:table-cell office:value-type="float" office:value="557">
            <text:p>5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3">
            <text:p>173</text:p>
          </table:table-cell>
          <table:table-cell office:value-type="float" office:value="572">
            <text:p>5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4">
            <text:p>174</text:p>
          </table:table-cell>
          <table:table-cell office:value-type="float" office:value="574">
            <text:p>5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564">
            <text:p>5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6">
            <text:p>176</text:p>
          </table:table-cell>
          <table:table-cell office:value-type="float" office:value="548">
            <text:p>5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7">
            <text:p>177</text:p>
          </table:table-cell>
          <table:table-cell office:value-type="float" office:value="537">
            <text:p>5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8">
            <text:p>178</text:p>
          </table:table-cell>
          <table:table-cell office:value-type="float" office:value="538">
            <text:p>5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9">
            <text:p>179</text:p>
          </table:table-cell>
          <table:table-cell office:value-type="float" office:value="570">
            <text:p>57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 office:value-type="float" office:value="545">
            <text:p>5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1">
            <text:p>181</text:p>
          </table:table-cell>
          <table:table-cell office:value-type="float" office:value="530">
            <text:p>5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2">
            <text:p>182</text:p>
          </table:table-cell>
          <table:table-cell office:value-type="float" office:value="529">
            <text:p>5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3">
            <text:p>183</text:p>
          </table:table-cell>
          <table:table-cell office:value-type="float" office:value="566">
            <text:p>56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4">
            <text:p>184</text:p>
          </table:table-cell>
          <table:table-cell office:value-type="float" office:value="544">
            <text:p>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5">
            <text:p>185</text:p>
          </table:table-cell>
          <table:table-cell office:value-type="float" office:value="570">
            <text:p>57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6">
            <text:p>186</text:p>
          </table:table-cell>
          <table:table-cell office:value-type="float" office:value="549">
            <text:p>5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7">
            <text:p>187</text:p>
          </table:table-cell>
          <table:table-cell office:value-type="float" office:value="556">
            <text:p>5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8">
            <text:p>188</text:p>
          </table:table-cell>
          <table:table-cell office:value-type="float" office:value="526">
            <text:p>5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9">
            <text:p>189</text:p>
          </table:table-cell>
          <table:table-cell office:value-type="float" office:value="561">
            <text:p>56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0">
            <text:p>190</text:p>
          </table:table-cell>
          <table:table-cell office:value-type="float" office:value="518">
            <text:p>5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1">
            <text:p>191</text:p>
          </table:table-cell>
          <table:table-cell office:value-type="float" office:value="557">
            <text:p>5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2">
            <text:p>192</text:p>
          </table:table-cell>
          <table:table-cell office:value-type="float" office:value="540">
            <text:p>5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3">
            <text:p>193</text:p>
          </table:table-cell>
          <table:table-cell office:value-type="float" office:value="527">
            <text:p>5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4">
            <text:p>194</text:p>
          </table:table-cell>
          <table:table-cell office:value-type="float" office:value="530">
            <text:p>5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5">
            <text:p>195</text:p>
          </table:table-cell>
          <table:table-cell office:value-type="float" office:value="532">
            <text:p>5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6">
            <text:p>196</text:p>
          </table:table-cell>
          <table:table-cell office:value-type="float" office:value="539">
            <text:p>5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7">
            <text:p>197</text:p>
          </table:table-cell>
          <table:table-cell office:value-type="float" office:value="557">
            <text:p>5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8">
            <text:p>198</text:p>
          </table:table-cell>
          <table:table-cell office:value-type="float" office:value="559">
            <text:p>55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9">
            <text:p>199</text:p>
          </table:table-cell>
          <table:table-cell office:value-type="float" office:value="534">
            <text:p>5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511">
            <text:p>51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8.04.2015</text:date>, <text:time>16:08:0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Zuziak</meta:initial-creator>
    <meta:creation-date>2015-04-08T13:34:36</meta:creation-date>
    <meta:generator>OpenOffice/4.1.1$Unix OpenOffice.org_project/411m6$Build-9775</meta:generator>
    <dc:date>2015-04-08T16:08:04</dc:date>
    <dc:creator>Axel Zuziak</dc:creator>
    <meta:editing-duration>PT2H33M29S</meta:editing-duration>
    <meta:editing-cycles>4</meta:editing-cycles>
    <meta:document-statistic meta:table-count="4" meta:cell-count="137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scatter" chart:style-name="ch1">
        <chart:plot-area chart:style-name="ch2" table:cell-range-address="Arkusz1.D14:Arkusz1.E32" svg:x="0.39cm" svg:y="0.855cm" svg:width="15.803cm" svg:height="7.549cm">
          <chartooo:coordinate-region svg:x="1.421cm" svg:y="1.056cm" svg:width="14.38cm" svg:height="6.698cm"/>
          <chart:axis chart:dimension="x" chart:name="primary-x" chart:style-name="ch3"/>
          <chart:axis chart:dimension="y" chart:name="primary-y" chart:style-name="ch3"/>
          <chart:series chart:style-name="ch4" chart:values-cell-range-address="Arkusz1.E14:Arkusz1.E32" chart:class="chart:scatter">
            <chart:domain table:cell-range-address="Arkusz1.D14:Arkusz1.D32"/>
            <chart:data-point chart:repeated="19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0">
                <text:p>1200</text:p>
                <draw:g>
                  <svg:desc>Arkusz1.D14:Arkusz1.D32</svg:desc>
                </draw:g>
              </table:table-cell>
              <table:table-cell office:value-type="float" office:value="0">
                <text:p>0</text:p>
                <draw:g>
                  <svg:desc>Arkusz1.E14:Arkusz1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20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0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0">
                <text:p>12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0">
                <text:p>128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0">
                <text:p>132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40">
                <text:p>1340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60">
                <text:p>1360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80">
                <text:p>138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0">
                <text:p>1400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0">
                <text:p>142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0">
                <text:p>1440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0">
                <text:p>1460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829cm" svg:height="9.005cm" xlink:href=".." xlink:type="simple" chart:class="chart:bar" chart:style-name="ch1">
        <chart:plot-area chart:style-name="ch2" table:cell-range-address="Arkusz1.G38:Arkusz1.G43" svg:x="0.786cm" svg:y="0.855cm" svg:width="15.371cm" svg:height="7.55cm">
          <chartooo:coordinate-region svg:x="1.437cm" svg:y="1.057cm" svg:width="14.72cm" svg:height="6.69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Arkusz1.G38:Arkusz1.G43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Arkusz1.G38:Arkusz1.G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bar" chart:style-name="ch1">
        <chart:legend chart:legend-position="end" svg:x="13.509cm" svg:y="4.201cm" style:legend-expansion="high" chart:style-name="ch2"/>
        <chart:plot-area chart:style-name="ch3" table:cell-range-address="'II pomiar'.H11:'II pomiar'.H23" svg:x="0.77cm" svg:y="0.855cm" svg:width="12.099cm" svg:height="7.55cm">
          <chartooo:coordinate-region svg:x="1.421cm" svg:y="1.056cm" svg:width="11.448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I pomiar'.H11:'II pomiar'.H23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II pomiar'.H11:'II pomiar'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III pomiar'.H8:'III pomiar'.H31" svg:x="0.77cm" svg:y="0.855cm" svg:width="14.59cm" svg:height="7.545cm">
          <chartooo:coordinate-region svg:x="1.421cm" svg:y="1.056cm" svg:width="13.939cm" svg:height="6.6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III pomiar'.H8:'III pomiar'.H31" chart:class="chart:bar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II pomiar'.H8:'III pomiar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